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9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9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11/22</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2</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2</text:p>
      <text:p text:style-name="P91">- Se ha terminado de obtener valores promedio de la tabla para el caso de 5 bandas.<text:s/>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MIRAR SI EN VEZ DE CREAR LAS BANDAS HORIZONTALES SOLO USANDO LAS ALTURAS, USAR MEJOR LAS LÍNEAS DETECTADAS CON SU INCLINACIÓN INCLUÍDA (SI LA TIENEN)</text:p>
      <text:p text:style-name="P94"/>
      <text:p text:style-name="P95">ÍNDICE DE LAS LÍNEAS AL ELIMINAR UNA. MIRARLO BIEN</text:p>
      <text:p text:style-name="P96"/>
      <text:p text:style-name="P97"/>
      <text:p text:style-name="Standard"><text:span text:style-name="T98">pip install opencv-contrib-python</text:span></text:p>
      <text:p text:style-name="Standard"/>
      <text:p text:style-name="Standard"/>
      <text:p text:style-name="Standard"/>
      <text:p text:style-name="P9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11T16:01:00Z</dc:date>
    <meta:template xlink:href="Normal.dotm" xlink:type="simple"/>
    <meta:editing-cycles>101</meta:editing-cycles>
    <meta:editing-duration>PT217620S</meta:editing-duration>
    <meta:document-statistic meta:page-count="6" meta:paragraph-count="30" meta:word-count="2364" meta:character-count="15340" meta:row-count="108" meta:non-whitespace-character-count="13006"/>
  </office:meta>
</office:document-meta>
</file>